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8D000000102A388DD917A6A1BF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6.753cm" fo:margin-left="0.199cm" fo:margin-top="0cm" fo:margin-bottom="0cm" table:align="left" style:writing-mode="lr-tb"/>
    </style:style>
    <style:style style:name="Tabla1.A" style:family="table-column">
      <style:table-column-properties style:column-width="2.501cm"/>
    </style:style>
    <style:style style:name="Tabla1.B" style:family="table-column">
      <style:table-column-properties style:column-width="1.748cm"/>
    </style:style>
    <style:style style:name="Tabla1.C" style:family="table-column">
      <style:table-column-properties style:column-width="4.105cm"/>
    </style:style>
    <style:style style:name="Tabla1.D" style:family="table-column">
      <style:table-column-properties style:column-width="1.861cm"/>
    </style:style>
    <style:style style:name="Tabla1.E" style:family="table-column">
      <style:table-column-properties style:column-width="2.367cm"/>
    </style:style>
    <style:style style:name="Tabla1.F" style:family="table-column">
      <style:table-column-properties style:column-width="4.17cm"/>
    </style:style>
    <style:style style:name="Tabla1.1" style:family="table-row">
      <style:table-row-properties style:min-row-height="1.226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0.854cm" fo:keep-together="auto"/>
    </style:style>
    <style:style style:name="Tabla1.4" style:family="table-row">
      <style:table-row-properties style:min-row-height="0.609cm" fo:keep-together="auto"/>
    </style:style>
    <style:style style:name="Tabla1.C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a1.7" style:family="table-row">
      <style:table-row-properties style:min-row-height="0.838cm" fo:keep-together="auto"/>
    </style:style>
    <style:style style:name="Tabla1.8" style:family="table-row">
      <style:table-row-properties style:min-row-height="12.054cm" fo:keep-together="auto"/>
    </style:style>
    <style:style style:name="P1" style:family="paragraph" style:parent-style-name="Default">
      <style:paragraph-properties fo:margin-top="0cm" fo:margin-bottom="0cm" style:contextual-spacing="false" fo:text-align="start" style:justify-single-word="false" fo:orphans="2" fo:widows="2"/>
      <style:text-properties style:use-window-font-color="true" loext:opacity="0%" style:font-name="Calibri" fo:font-size="10pt" fo:language="es" fo:country="ES" style:letter-kerning="false" style:font-size-asian="10pt" style:language-asian="en" style:country-asian="US" style:font-name-complex="Calibri1" style:font-size-complex="10pt" style:language-complex="ar" style:country-complex="SA"/>
    </style:style>
    <style:style style:name="P2" style:family="paragraph" style:parent-style-name="Default">
      <style:paragraph-properties fo:margin-top="0cm" fo:margin-bottom="0cm" style:contextual-spacing="false" fo:text-align="center" style:justify-single-word="false" fo:orphans="2" fo:widows="2"/>
      <style:text-properties style:use-window-font-color="true" loext:opacity="0%" style:font-name="Calibri" fo:font-size="10pt" fo:language="es" fo:country="ES" style:letter-kerning="false" style:font-size-asian="10pt" style:language-asian="en" style:country-asian="US" style:font-name-complex="Calibri1" style:font-size-complex="10pt" style:language-complex="ar" style:country-complex="SA"/>
    </style:style>
    <style:style style:name="P3" style:family="paragraph" style:parent-style-name="Default">
      <style:paragraph-properties fo:margin-top="0cm" fo:margin-bottom="0cm" style:contextual-spacing="false" fo:text-align="start" style:justify-single-word="false" fo:orphans="2" fo:widows="2"/>
      <style:text-properties fo:language="es" fo:country="ES" style:letter-kerning="false" style:language-asian="en" style:country-asian="US" style:language-complex="ar" style:country-complex="SA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 fo:orphans="2" fo:widows="2"/>
      <style:text-properties fo:language="es" fo:country="ES" style:letter-kerning="false" style:language-asian="en" style:country-asian="US" style:language-complex="ar" style:country-complex="SA"/>
    </style:style>
    <style:style style:name="P5" style:family="paragraph" style:parent-style-name="Normal_20__28_Web_29_">
      <style:paragraph-properties fo:margin-top="0cm" fo:margin-bottom="0cm" style:contextual-spacing="false" fo:line-height="115%" fo:text-align="start" style:justify-single-word="false" fo:orphans="2" fo:widows="2"/>
      <style:text-properties style:font-name="Calibri" fo:font-size="10pt" fo:language="es" fo:country="ES" fo:font-weight="bold" style:letter-kerning="false" style:font-size-asian="10pt" style:font-weight-asian="bold" style:font-name-complex="Calibri1" style:font-size-complex="10pt" style:language-complex="ar" style:country-complex="SA"/>
    </style:style>
    <style:style style:name="P6" style:family="paragraph" style:parent-style-name="Normal_20__28_Web_29_">
      <style:paragraph-properties fo:margin-left="0.635cm" fo:margin-right="0cm" fo:margin-top="0cm" fo:margin-bottom="0cm" style:contextual-spacing="false" fo:line-height="115%" fo:text-align="justify" style:justify-single-word="false" fo:orphans="2" fo:widows="2" fo:text-indent="0cm" style:auto-text-indent="false"/>
      <style:text-properties style:font-name="Calibri" fo:font-size="10pt" fo:language="es" fo:country="ES" style:letter-kerning="false" style:font-size-asian="10pt" style:font-name-complex="Calibri1" style:font-size-complex="10pt" style:language-complex="ar" style:country-complex="SA" style:font-weight-complex="bold"/>
    </style:style>
    <style:style style:name="P7" style:family="paragraph" style:parent-style-name="Normal_20__28_Web_29_">
      <style:paragraph-properties fo:margin-top="0cm" fo:margin-bottom="0cm" style:contextual-spacing="false" fo:line-height="115%" fo:text-align="justify" style:justify-single-word="false" fo:orphans="2" fo:widows="2"/>
      <style:text-properties style:font-name="Calibri" fo:font-size="10pt" fo:language="es" fo:country="ES" style:letter-kerning="false" style:font-size-asian="10pt" style:font-name-complex="Calibri1" style:font-size-complex="10pt" style:language-complex="ar" style:country-complex="SA" style:font-weight-complex="bold"/>
    </style:style>
    <style:style style:name="P8" style:family="paragraph" style:parent-style-name="Normal_20__28_Web_29_">
      <style:paragraph-properties fo:margin-top="0cm" fo:margin-bottom="0cm" style:contextual-spacing="false" fo:line-height="115%" fo:text-align="justify" style:justify-single-word="false" fo:orphans="2" fo:widows="2"/>
      <style:text-properties style:font-name="Calibri" fo:font-size="10pt" fo:language="es" fo:country="ES" style:letter-kerning="false" style:font-size-asian="10pt" style:font-name-complex="Calibri1" style:font-size-complex="10pt" style:language-complex="ar" style:country-complex="SA"/>
    </style:style>
    <style:style style:name="P9" style:family="paragraph" style:parent-style-name="Normal_20__28_Web_29_">
      <style:paragraph-properties fo:margin-top="0cm" fo:margin-bottom="0cm" style:contextual-spacing="false" fo:text-align="start" style:justify-single-word="false" fo:orphans="2" fo:widows="2"/>
      <style:text-properties fo:language="es" fo:country="ES" style:letter-kerning="false" style:language-complex="ar" style:country-complex="SA"/>
    </style:style>
    <style:style style:name="P10" style:family="paragraph" style:parent-style-name="Normal_20__28_Web_29_">
      <style:paragraph-properties fo:margin-top="0cm" fo:margin-bottom="0cm" style:contextual-spacing="false" fo:line-height="115%" fo:text-align="start" style:justify-single-word="false" fo:orphans="2" fo:widows="2"/>
      <style:text-properties fo:language="es" fo:country="ES" style:letter-kerning="false" style:language-complex="ar" style:country-complex="SA"/>
    </style:style>
    <style:style style:name="P11" style:family="paragraph" style:parent-style-name="Normal_20__28_Web_29_">
      <style:paragraph-properties fo:margin-left="0.635cm" fo:margin-right="0cm" fo:margin-top="0cm" fo:margin-bottom="0cm" style:contextual-spacing="false" fo:line-height="115%" fo:text-align="justify" style:justify-single-word="false" fo:orphans="2" fo:widows="2" fo:text-indent="0cm" style:auto-text-indent="false"/>
      <style:text-properties fo:language="es" fo:country="ES" style:letter-kerning="false" style:language-complex="ar" style:country-complex="SA"/>
    </style:style>
    <style:style style:name="P12" style:family="paragraph" style:parent-style-name="Normal_20__28_Web_29_">
      <style:paragraph-properties fo:margin-top="0cm" fo:margin-bottom="0cm" style:contextual-spacing="false" fo:line-height="115%" fo:text-align="justify" style:justify-single-word="false" fo:orphans="2" fo:widows="2"/>
      <style:text-properties fo:language="es" fo:country="ES" style:letter-kerning="false" style:language-complex="ar" style:country-complex="SA"/>
    </style:style>
    <style:style style:name="P13" style:family="paragraph" style:parent-style-name="Normal_20__28_Web_29_" style:list-style-name="WWNum40">
      <style:paragraph-properties fo:margin-top="0cm" fo:margin-bottom="0cm" style:contextual-spacing="false" fo:line-height="115%" fo:text-align="justify" style:justify-single-word="false" fo:orphans="2" fo:widows="2"/>
      <style:text-properties fo:language="es" fo:country="ES" style:letter-kerning="false" style:language-complex="ar" style:country-complex="SA"/>
    </style:style>
    <style:style style:name="P14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-0.071cm" style:auto-text-indent="false"/>
      <style:text-properties style:font-name="Calibri" fo:font-size="10pt" fo:language="es" fo:country="ES" fo:font-weight="bold" style:letter-kerning="false" style:font-size-asian="10pt" style:language-asian="en" style:country-asian="US" style:font-weight-asian="bold" style:font-name-complex="Calibri1" style:font-size-complex="10pt" style:language-complex="ar" style:country-complex="SA"/>
    </style:style>
    <style:style style:name="P15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-0.071cm" style:auto-text-indent="false"/>
      <style:text-properties style:font-name="Calibri" fo:font-size="10pt" fo:language="es" fo:country="ES" fo:font-weight="bold" officeooo:rsid="000297fa" officeooo:paragraph-rsid="000297fa" style:letter-kerning="false" style:font-size-asian="10pt" style:language-asian="en" style:country-asian="US" style:font-weight-asian="bold" style:font-name-complex="Calibri1" style:font-size-complex="10pt" style:language-complex="ar" style:country-complex="SA"/>
    </style:style>
    <style:style style:name="P16" style:family="paragraph" style:parent-style-name="Standard">
      <style:paragraph-properties fo:margin-left="0cm" fo:margin-right="0cm" fo:margin-top="0.106cm" fo:margin-bottom="0.106cm" style:contextual-spacing="false" fo:line-height="100%" fo:text-align="center" style:justify-single-word="false" fo:orphans="2" fo:widows="2" fo:text-indent="-0.071cm" style:auto-text-indent="false"/>
      <style:text-properties style:font-name="Calibri" fo:font-size="10pt" fo:language="es" fo:country="ES" style:letter-kerning="false" style:font-size-asian="10pt" style:language-asian="en" style:country-asian="US" style:font-name-complex="Calibri1" style:font-size-complex="10pt" style:language-complex="ar" style:country-complex="SA"/>
    </style:style>
    <style:style style:name="P17" style:family="paragraph" style:parent-style-name="Standard">
      <style:paragraph-properties fo:margin-left="0cm" fo:margin-right="0cm" fo:margin-top="0.106cm" fo:margin-bottom="0.106cm" style:contextual-spacing="false" fo:line-height="100%" fo:text-align="start" style:justify-single-word="false" fo:orphans="2" fo:widows="2" fo:text-indent="-0.071cm" style:auto-text-indent="false"/>
      <style:text-properties style:font-name="Calibri" fo:font-size="10pt" fo:language="es" fo:country="ES" style:letter-kerning="false" style:font-size-asian="10pt" style:language-asian="en" style:country-asian="US" style:font-name-complex="Calibri1" style:font-size-complex="10pt" style:language-complex="ar" style:country-complex="SA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-0.071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20" style:family="paragraph" style:parent-style-name="Standard">
      <style:paragraph-properties fo:margin-left="0.145cm" fo:margin-right="0cm" fo:margin-top="0.106cm" fo:margin-bottom="0.106cm" style:contextual-spacing="false" fo:line-height="100%" fo:text-align="start" style:justify-single-word="false" fo:orphans="2" fo:widows="2" fo:text-indent="0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21" style:family="paragraph" style:parent-style-name="Standard">
      <style:paragraph-properties fo:margin-left="0cm" fo:margin-right="0cm" fo:margin-top="0.106cm" fo:margin-bottom="0.106cm" style:contextual-spacing="false" fo:line-height="100%" fo:text-align="start" style:justify-single-word="false" fo:orphans="2" fo:widows="2" fo:text-indent="-0.071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22" style:family="paragraph" style:parent-style-name="Standard">
      <style:paragraph-properties fo:margin-left="0cm" fo:margin-right="0cm" fo:margin-top="0.106cm" fo:margin-bottom="0.106cm" style:contextual-spacing="false" fo:line-height="100%" fo:text-align="center" style:justify-single-word="false" fo:orphans="2" fo:widows="2" fo:text-indent="-0.071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style:line-height-at-least="0.503cm"/>
      <style:text-properties fo:color="#cccccc" loext:opacity="100%" style:font-name="Consolas" fo:font-size="10.5pt" fo:font-weight="normal" fo:background-color="#1f1f1f"/>
    </style:style>
    <style:style style:name="P24" style:family="paragraph" style:parent-style-name="Standard">
      <style:paragraph-properties fo:break-before="page"/>
      <style:text-properties fo:color="#cccccc" loext:opacity="100%" style:font-name="Consolas" fo:font-size="10.5pt" fo:font-weight="normal" fo:background-color="#1f1f1f"/>
    </style:style>
    <style:style style:name="P25" style:family="paragraph" style:parent-style-name="Standard">
      <style:paragraph-properties fo:margin-top="0cm" fo:margin-bottom="0cm" style:contextual-spacing="false" style:line-height-at-least="0.503cm"/>
    </style:style>
    <style:style style:name="P26" style:family="paragraph" style:parent-style-name="Text_20_body">
      <style:text-properties style:font-name="Calibri" fo:font-size="12pt" style:font-size-asian="12pt" style:font-name-complex="Calibri1" style:font-size-complex="12pt"/>
    </style:style>
    <style:style style:name="T1" style:family="text">
      <style:text-properties style:font-name="Calibri" fo:font-size="10pt" fo:font-weight="bold" style:font-size-asian="10pt" style:font-weight-asian="bold" style:font-name-complex="Calibri1" style:font-size-complex="10pt"/>
    </style:style>
    <style:style style:name="T2" style:family="text">
      <style:text-properties style:font-name="Calibri" fo:font-size="10pt" fo:font-weight="bold" style:font-size-asian="10pt" style:font-weight-asian="bold" style:font-name-complex="Calibri1" style:font-size-complex="10pt" style:font-weight-complex="bold"/>
    </style:style>
    <style:style style:name="T3" style:family="text">
      <style:text-properties style:font-name="Calibri" fo:font-size="10pt" style:font-size-asian="10pt" style:font-name-complex="Calibri1" style:font-size-complex="10pt"/>
    </style:style>
    <style:style style:name="T4" style:family="text">
      <style:text-properties style:font-name="Calibri" fo:font-size="10pt" style:font-size-asian="10pt" style:font-name-complex="Calibri1" style:font-size-complex="10pt" style:font-weight-complex="bold"/>
    </style:style>
    <style:style style:name="T5" style:family="text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name-complex="Calibri1" style:font-size-complex="10pt"/>
    </style:style>
    <style:style style:name="T6" style:family="text">
      <style:text-properties style:font-name="Calibri" fo:font-size="11pt" style:font-size-asian="11pt" style:font-name-complex="Calibri1" style:font-size-complex="11pt"/>
    </style:style>
    <style:style style:name="T7" style:family="text">
      <style:text-properties style:font-name="Calibri" fo:font-size="11pt" fo:font-weight="bold" style:font-size-asian="11pt" style:font-weight-asian="bold" style:font-name-complex="Calibri1" style:font-size-complex="11pt"/>
    </style:style>
    <style:style style:name="T8" style:family="text">
      <style:text-properties style:font-name="Calibri" fo:font-size="12pt" style:font-size-asian="12pt" style:font-name-complex="Calibri1" style:font-size-complex="12pt"/>
    </style:style>
    <style:style style:name="T9" style:family="text">
      <style:text-properties style:font-name="Calibri" fo:font-size="12pt" style:font-name-asian="Arial2" style:font-size-asian="12pt" style:font-name-complex="Calibri1" style:font-size-complex="12pt"/>
    </style:style>
    <style:style style:name="T10" style:family="text">
      <style:text-properties fo:font-size="10pt" fo:font-weight="bold" style:font-size-asian="10pt" style:font-weight-asian="bold" style:font-name-complex="Calibri1" style:font-size-complex="9pt"/>
    </style:style>
    <style:style style:name="T11" style:family="text">
      <style:text-properties style:use-window-font-color="true" loext:opacity="0%" style:font-name="Calibri" fo:font-size="10pt" style:font-size-asian="10pt" style:font-name-complex="Calibri1" style:font-size-complex="10pt"/>
    </style:style>
    <style:style style:name="T12" style:family="text">
      <style:text-properties fo:color="#569cd6" loext:opacity="100%"/>
    </style:style>
    <style:style style:name="T13" style:family="text">
      <style:text-properties fo:color="#9cdcfe" loext:opacity="100%"/>
    </style:style>
    <style:style style:name="T14" style:family="text">
      <style:text-properties fo:color="#d4d4d4" loext:opacity="100%"/>
    </style:style>
    <style:style style:name="T15" style:family="text">
      <style:text-properties fo:color="#dcdcaa" loext:opacity="100%"/>
    </style:style>
    <style:style style:name="T16" style:family="text">
      <style:text-properties fo:color="#ce9178" loext:opacity="100%"/>
    </style:style>
    <style:style style:name="T17" style:family="text">
      <style:text-properties fo:color="#b5cea8" loext:opacity="100%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3" office:value-type="string">
            <text:p text:style-name="P19" loext:marker-style-name="T1"><text:span text:style-name="T1">NOMBRE Y APELLIDOS:</text:span><text:span text:style-name="T1"/></text:p>
            <text:p text:style-name="P15" loext:marker-style-name="T1">Kilian Jesús Sánchez Sánchez</text:p>
          </table:table-cell>
          <table:covered-table-cell/>
          <table:covered-table-cell/>
          <table:table-cell table:style-name="Tabla1.D1" table:number-columns-spanned="3" office:value-type="string">
            <text:p text:style-name="P20" loext:marker-style-name="T1"><text:span text:style-name="T1">FECHA: 17/07/2023</text:span><text:span text:style-name="T1"/></text:p>
          </table:table-cell>
          <table:covered-table-cell/>
          <table:covered-table-cell/>
        </table:table-row>
        <table:table-row table:style-name="Tabla1.2">
          <table:table-cell table:style-name="Tabla1.A1" table:number-columns-spanned="3" office:value-type="string">
            <text:p text:style-name="P19" loext:marker-style-name="T1"><text:span text:style-name="T1">DOCENTE: MANUEL MACÍAS PÉREZ</text:span><text:span text:style-name="T1"/></text:p>
            <text:p text:style-name="P14" loext:marker-style-name="T1"/>
          </table:table-cell>
          <table:covered-table-cell/>
          <table:covered-table-cell/>
          <table:table-cell table:style-name="Tabla1.D1" table:number-columns-spanned="3" office:value-type="string">
            <text:p text:style-name="P20" loext:marker-style-name="T1"><text:span text:style-name="T1">NOTA:</text:span><text:span text:style-name="T1"/></text:p>
          </table:table-cell>
          <table:covered-table-cell/>
          <table:covered-table-cell/>
        </table:table-row>
        <table:table-row table:style-name="Tabla1.2">
          <table:table-cell table:style-name="Tabla1.A1" table:number-columns-spanned="3" office:value-type="string">
            <text:p text:style-name="P19" loext:marker-style-name="T1"><text:span text:style-name="T2">(IFCD0110) CONFECCIÓN Y PUBLICACIÓN DE PÁGINAS WEB</text:span><text:span text:style-name="T2"/></text:p>
          </table:table-cell>
          <table:covered-table-cell/>
          <table:covered-table-cell/>
          <table:table-cell table:style-name="Tabla1.D1" table:number-columns-spanned="3" office:value-type="string">
            <text:p text:style-name="P20" loext:marker-style-name="T1"><text:span text:style-name="T1">Nº CURSO: </text:span><text:span text:style-name="T10">22-35/008902</text:span></text:p>
          </table:table-cell>
          <table:covered-table-cell/>
          <table:covered-table-cell/>
        </table:table-row>
        <table:table-row table:style-name="Tabla1.4">
          <table:table-cell table:style-name="Tabla1.D1" office:value-type="string">
            <text:p text:style-name="P21" loext:marker-style-name="T3"><text:span text:style-name="T3">MF: </text:span><text:span text:style-name="T3"/></text:p>
          </table:table-cell>
          <table:table-cell table:style-name="Tabla1.D1" office:value-type="string">
            <text:p text:style-name="P22" loext:marker-style-name="T3"><text:span text:style-name="T3">0491</text:span><text:span text:style-name="T3"/></text:p>
          </table:table-cell>
          <table:table-cell table:style-name="Tabla1.C4" table:number-rows-spanned="3" office:value-type="string">
            <text:p text:style-name="P3" loext:marker-style-name="T11"><text:span text:style-name="T11">UNIDADES DE APRENDIZAJE A LAS QUE RESPONDE: </text:span><text:span text:style-name="T11"/></text:p>
          </table:table-cell>
          <table:table-cell table:style-name="Tabla1.C4" table:number-rows-spanned="3" office:value-type="string">
            <text:p text:style-name="P22" loext:marker-style-name="T3"><text:span text:style-name="T3">UA1</text:span><text:span text:style-name="T3"/></text:p>
          </table:table-cell>
          <table:table-cell table:style-name="Tabla1.D1" table:number-rows-spanned="3" office:value-type="string">
            <text:p text:style-name="P3" loext:marker-style-name="T11"><text:span text:style-name="T11">Duración:</text:span><text:span text:style-name="T11"/></text:p>
          </table:table-cell>
          <table:table-cell table:style-name="Tabla1.D1" table:number-rows-spanned="3" office:value-type="string">
            <text:p text:style-name="P4" loext:marker-style-name="T11"><text:span text:style-name="T11">2 hrs.</text:span><text:span text:style-name="T11"/></text:p>
          </table:table-cell>
        </table:table-row>
        <table:table-row table:style-name="Tabla1.4">
          <table:table-cell table:style-name="Tabla1.D1" office:value-type="string">
            <text:p text:style-name="P21" loext:marker-style-name="T3"><text:span text:style-name="T3">UF:</text:span><text:span text:style-name="T3"/></text:p>
          </table:table-cell>
          <table:table-cell table:style-name="Tabla1.D1" office:value-type="string">
            <text:p text:style-name="P22" loext:marker-style-name="T3"><text:span text:style-name="T3">1842</text:span><text:span text:style-name="T3"/></text:p>
          </table:table-cell>
          <table:covered-table-cell table:style-name="Tabla1.D1"/>
          <table:covered-table-cell table:style-name="Tabla1.D1"/>
          <table:covered-table-cell table:style-name="Tabla1.D1"/>
          <table:covered-table-cell table:style-name="Tabla1.D1"/>
        </table:table-row>
        <table:table-row table:style-name="Tabla1.4">
          <table:table-cell table:style-name="Tabla1.D1" office:value-type="string">
            <text:p text:style-name="P21" loext:marker-style-name="T3"><text:span text:style-name="T3">PRÁCTICA Nº:</text:span><text:span text:style-name="T3"/></text:p>
          </table:table-cell>
          <table:table-cell table:style-name="Tabla1.D1" office:value-type="string">
            <text:p text:style-name="P22" loext:marker-style-name="T3"><text:span text:style-name="T3">Actividad 4</text:span><text:span text:style-name="T3"/></text:p>
          </table:table-cell>
          <table:covered-table-cell table:style-name="Tabla1.C4"/>
          <table:covered-table-cell table:style-name="Tabla1.C4"/>
          <table:covered-table-cell table:style-name="Tabla1.D1"/>
          <table:covered-table-cell table:style-name="Tabla1.D1"/>
        </table:table-row>
        <table:table-row table:style-name="Tabla1.7">
          <table:table-cell table:style-name="Tabla1.A1" table:number-columns-spanned="6" office:value-type="string">
            <text:p text:style-name="P9" loext:marker-style-name="T7"><text:span text:style-name="T6">DENOMINACIÓN:</text:span><text:span text:style-name="T7"> EJERCICIOS EN PSEUDOCÓDIG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8">
          <table:table-cell table:style-name="Tabla1.A1" table:number-columns-spanned="6" office:value-type="string">
            <text:p text:style-name="P10" loext:marker-style-name="T1"><text:span text:style-name="T5">DESCRIPCIÓN</text:span><text:span text:style-name="T5"/></text:p>
            <text:p text:style-name="P10" loext:marker-style-name="T4"><text:span text:style-name="T4">1.- Un colegio desea saber qué porcentaje de niños y qué porcentaje de niñas hay en el curso actual. Algoritmo. Se propone la realización de un Script que calcule lo solicitado. Basado en el siguiente pseudocódigo.</text:span><text:span text:style-name="T4"/></text:p>
            <text:p text:style-name="P5" loext:marker-style-name="T1"/>
            <text:p text:style-name="P11" loext:marker-style-name="T4"><text:span text:style-name="T4">InicioProceso</text:span><text:span text:style-name="T4"/></text:p>
            <text:p text:style-name="P11" loext:marker-style-name="T4"><text:span text:style-name="T4">Escribir "Introduce el numero de niños"</text:span><text:span text:style-name="T4"/></text:p>
            <text:p text:style-name="P11" loext:marker-style-name="T4"><text:span text:style-name="T4">Leer numero_niños</text:span><text:span text:style-name="T4"/></text:p>
            <text:p text:style-name="P11" loext:marker-style-name="T4"><text:span text:style-name="T4">Escribir "Introduce el numero de niñas"</text:span><text:span text:style-name="T4"/></text:p>
            <text:p text:style-name="P11" loext:marker-style-name="T4"><text:span text:style-name="T4">Leer numero_niñas</text:span><text:span text:style-name="T4"/></text:p>
            <text:p text:style-name="P11" loext:marker-style-name="T4"><text:span text:style-name="T4">//calculamos el porcentaje</text:span><text:span text:style-name="T4"/></text:p>
            <text:p text:style-name="P11" loext:marker-style-name="T4"><text:span text:style-name="T4">porcentaje_niños&lt;-numero_niños*100/(numero_niños+numero_niñas)</text:span><text:span text:style-name="T4"/></text:p>
            <text:p text:style-name="P11" loext:marker-style-name="T4"><text:span text:style-name="T4">porcentaje_niñas&lt;-100-porcentaje_niños</text:span><text:span text:style-name="T4"/></text:p>
            <text:p text:style-name="P11" loext:marker-style-name="T4"><text:span text:style-name="T4">Escribir "Hay un " porcentaje_niños " % de niños</text:span><text:span text:style-name="T4"/></text:p>
            <text:p text:style-name="P11" loext:marker-style-name="T4"><text:span text:style-name="T4">Escribir "Hay un " porcentaje_niñas " % de niñas"</text:span><text:span text:style-name="T4"/></text:p>
            <text:p text:style-name="P11" loext:marker-style-name="T4"><text:span text:style-name="T4">FinProceso</text:span><text:span text:style-name="T4"/></text:p>
            <text:p text:style-name="P6" loext:marker-style-name="T4"/>
            <text:p text:style-name="P6" loext:marker-style-name="T4"/>
            <text:p text:style-name="P12" loext:marker-style-name="T4"><text:span text:style-name="T4">La práctica se realizará de manera individual. </text:span><text:span text:style-name="T4"/></text:p>
            <text:p text:style-name="P7" loext:marker-style-name="T4"/>
            <text:p text:style-name="P12" loext:marker-style-name="T1"><text:span text:style-name="T5">MEDIOS PARA SU REALIZACIÓN</text:span><text:span text:style-name="T5"/></text:p>
            <text:list text:style-name="WWNum40">
              <text:list-item>
                <text:p text:style-name="P13" loext:marker-style-name="T3"><text:span text:style-name="T3">Equipo informático.</text:span><text:span text:style-name="T3"/></text:p>
              </text:list-item>
              <text:list-item>
                <text:p text:style-name="P13" loext:marker-style-name="T3"><text:span text:style-name="T3">Aplicación Visual Code Studio instalada en el equipo.</text:span><text:span text:style-name="T3"/></text:p>
              </text:list-item>
              <text:list-item>
                <text:p text:style-name="P13" loext:marker-style-name="T3"><text:span text:style-name="T3">Navegadores actualizados</text:span><text:span text:style-name="T3"/></text:p>
              </text:list-item>
            </text:list>
            <text:p text:style-name="P8" loext:marker-style-name="T3"/>
            <text:p text:style-name="P2" loext:marker-style-name="T1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" loext:marker-style-name="T8"/>
      <text:p text:style-name="Standard"/>
      <text:p text:style-name="P24" loext:marker-style-name="T9"><text:span text:style-name="T12">var</text:span> <text:span text:style-name="T13">niños</text:span> <text:span text:style-name="T14">=</text:span> <text:span text:style-name="T15">parseInt</text:span>(<text:span text:style-name="T15">prompt</text:span>(<text:span text:style-name="T16">"Dame numero"</text:span>));</text:p>
      <text:p text:style-name="P23" loext:marker-style-name="T9"><text:span text:style-name="T13">console</text:span>.<text:span text:style-name="T15">log</text:span>(<text:span text:style-name="T13">niños</text:span>);</text:p>
      <text:p text:style-name="P23" loext:marker-style-name="T9"><text:span text:style-name="T12">var</text:span> <text:span text:style-name="T13">niñas</text:span> <text:span text:style-name="T14">=</text:span> <text:span text:style-name="T15">parseInt</text:span>(<text:span text:style-name="T15">prompt</text:span>(<text:span text:style-name="T16">"Dame niñas"</text:span>));</text:p>
      <text:p text:style-name="P23" loext:marker-style-name="T9"><text:span text:style-name="T13">console</text:span>.<text:span text:style-name="T15">log</text:span>(<text:span text:style-name="T13">niñas</text:span>)</text:p>
      <text:p text:style-name="P25" loext:marker-style-name="T9"/>
      <text:p text:style-name="P23" loext:marker-style-name="T9"><text:span text:style-name="T13">proniño</text:span> <text:span text:style-name="T14">=</text:span> <text:span text:style-name="T13">niños</text:span><text:span text:style-name="T14">*</text:span><text:span text:style-name="T17">100</text:span><text:span text:style-name="T14">/</text:span>(<text:span text:style-name="T13">niñas</text:span><text:span text:style-name="T14">+</text:span><text:span text:style-name="T13">niños</text:span>);</text:p>
      <text:p text:style-name="P23" loext:marker-style-name="T9"><text:span text:style-name="T13">proniña</text:span> <text:span text:style-name="T14">=</text:span> <text:span text:style-name="T17">100</text:span><text:span text:style-name="T14">-</text:span><text:span text:style-name="T13">proniño</text:span>;</text:p>
      <text:p text:style-name="P25" loext:marker-style-name="T9"/>
      <text:p text:style-name="P23" loext:marker-style-name="T9"><text:span text:style-name="T13">console</text:span>.<text:span text:style-name="T15">log</text:span>(<text:span text:style-name="T16">"hay un "</text:span><text:span text:style-name="T14">+</text:span> <text:span text:style-name="T13">proniño</text:span> <text:span text:style-name="T14">+</text:span> <text:span text:style-name="T16">" % de niños"</text:span>);</text:p>
      <text:p text:style-name="P23" loext:marker-style-name="T9"><text:span text:style-name="T13">console</text:span>.<text:span text:style-name="T15">log</text:span>(<text:span text:style-name="T16">"hay un "</text:span><text:span text:style-name="T14">+</text:span> <text:span text:style-name="T13">proniña</text:span> <text:span text:style-name="T14">+</text:span> <text:span text:style-name="T16">" % de niñas"</text:span>);</text:p>
      <text:p text:style-name="Standard" loext:marker-style-name="T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0.5pt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Pa120" style:family="paragraph" style:parent-style-name="Default" style:next-style-name="Default">
      <style:paragraph-properties style:line-height-at-least="0.355cm"/>
      <style:text-properties style:use-window-font-color="true" loext:opacity="0%" style:font-name="Arial" fo:font-family="Arial" style:font-family-generic="roman" style:font-pitch="variable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size-complex="12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exto_20_independiente_20_Car" style:display-name="Texto independiente Car" style:family="text" style:parent-style-name="Default_20_Paragraph_20_Font">
      <style:text-properties style:font-name="Arial" fo:font-family="Arial" style:font-family-generic="roman" style:font-pitch="variable" fo:font-size="10.5pt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9pt" style:font-size-asian="9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fo:font-size="7pt" style:font-size-asian="7pt" style:font-size-complex="7pt"/>
    </style:style>
    <style:style style:name="ListLabel_20_192" style:display-name="ListLabel 192" style:family="text">
      <style:text-properties fo:font-size="9pt" style:font-size-asian="9pt"/>
    </style:style>
    <style:style style:name="ListLabel_20_193" style:display-name="ListLabel 193" style:family="text">
      <style:text-properties fo:font-size="9pt" style:font-size-asian="9pt"/>
    </style:style>
    <style:style style:name="ListLabel_20_194" style:display-name="ListLabel 194" style:family="text">
      <style:text-properties fo:font-size="9pt" style:font-size-asian="9pt"/>
    </style:style>
    <style:style style:name="ListLabel_20_195" style:display-name="ListLabel 195" style:family="text">
      <style:text-properties fo:font-size="9pt" style:font-size-asian="9pt"/>
    </style:style>
    <style:style style:name="ListLabel_20_196" style:display-name="ListLabel 196" style:family="text">
      <style:text-properties fo:font-size="9pt" style:font-size-asian="9pt"/>
    </style:style>
    <style:style style:name="ListLabel_20_197" style:display-name="ListLabel 197" style:family="text">
      <style:text-properties fo:font-size="9pt" style:font-size-asian="9pt"/>
    </style:style>
    <style:style style:name="ListLabel_20_198" style:display-name="ListLabel 198" style:family="text">
      <style:text-properties fo:font-size="9pt" style:font-size-asian="9pt"/>
    </style:style>
    <style:style style:name="ListLabel_20_199" style:display-name="ListLabel 199" style:family="text">
      <style:text-properties style:font-name-asian="Times New Roman1" style:font-family-asian="'Times New Roman'" style:font-family-generic-asian="system" style:font-pitch-asian="variable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>
      <style:text-properties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/>
    </style:style>
    <style:style style:name="ListLabel_20_335" style:display-name="ListLabel 335" style:family="text">
      <style:text-properties style:font-name-complex="Courier New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>
      <style:text-properties style:font-name-complex="Courier New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>
      <style:text-properties style:font-name-complex="Courier New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>
      <style:text-properties style:font-name-complex="Courier New" style:font-family-complex="'Courier New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>
      <style:text-properties style:font-name-complex="Courier New" style:font-family-complex="'Courier New'" style:font-family-generic-complex="system" style:font-pitch-complex="variable"/>
    </style:style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>
      <style:text-properties style:font-name-complex="Courier New" style:font-family-complex="'Courier New'" style:font-family-generic-complex="system" style:font-pitch-complex="variable"/>
    </style:style>
    <style:style style:name="ListLabel_20_351" style:display-name="ListLabel 351" style:family="text"/>
    <style:style style:name="ListLabel_20_352" style:display-name="ListLabel 352" style:family="text"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53" style:display-name="ListLabel 353" style:family="text">
      <style:text-properties style:font-name-complex="Courier New" style:font-family-complex="'Courier New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>
      <style:text-properties style:font-name-complex="Courier New" style:font-family-complex="'Courier New'" style:font-family-generic-complex="system" style:font-pitch-complex="variable"/>
    </style:style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>
      <style:text-properties style:font-name-complex="Courier New" style:font-family-complex="'Courier New'" style:font-family-generic-complex="system" style:font-pitch-complex="variable"/>
    </style:style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/>
    <style:style style:name="ListLabel_20_398" style:display-name="ListLabel 398" style:family="text">
      <style:text-properties style:font-name-complex="Courier New" style:font-family-complex="'Courier New'" style:font-family-generic-complex="system" style:font-pitch-complex="variable"/>
    </style:style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>
      <style:text-properties style:font-name-complex="Courier New" style:font-family-complex="'Courier New'" style:font-family-generic-complex="system" style:font-pitch-complex="variable"/>
    </style:style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>
      <style:text-properties style:font-name-complex="Courier New" style:font-family-complex="'Courier New'" style:font-family-generic-complex="system" style:font-pitch-complex="variable"/>
    </style:style>
    <style:style style:name="ListLabel_20_405" style:display-name="ListLabel 40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96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2.614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958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4.667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6.011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6.72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7.43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7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96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2.614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958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4.667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6.011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6.72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7.43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7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96cm"/>
        </style:list-level-properties>
      </text:list-level-style-number>
      <text:list-level-style-number text:level="2" text:style-name="ListLabel_20_74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2.614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958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4.667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6.011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6.72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7.43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7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94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6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3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04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74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44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14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84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3" text:style-name="ListLabel_20_138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3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4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4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4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4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47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4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5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5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5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5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55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64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65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6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16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6" text:style-name="ListLabel_20_16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16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9" text:style-name="ListLabel_20_17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I" text:start-value="3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74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7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7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7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7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7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" style:num-format="1" text:start-value="1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82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9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92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9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5" text:style-name="ListLabel_20_19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6" text:style-name="ListLabel_20_19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7" text:style-name="ListLabel_20_19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8" text:style-name="ListLabel_20_19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9" text:style-name="ListLabel_20_19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9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67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37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07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77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47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17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87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5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40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72cm"/>
        </style:list-level-properties>
        <style:text-properties style:font-name="Courier New1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42cm"/>
        </style:list-level-properties>
        <style:text-properties style:font-name="Wingdings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12cm"/>
        </style:list-level-properties>
        <style:text-properties style:font-name="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82cm"/>
        </style:list-level-properties>
        <style:text-properties style:font-name="Courier New1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52cm"/>
        </style:list-level-properties>
        <style:text-properties style:font-name="Wingdings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22cm"/>
        </style:list-level-properties>
        <style:text-properties style:font-name="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92cm"/>
        </style:list-level-properties>
        <style:text-properties style:font-name="Courier New1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6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2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27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text:style-name="ListLabel_20_32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2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33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3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33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9" text:style-name="ListLabel_20_33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97cm"/>
        </style:list-level-properties>
        <style:text-properties style:font-name="Calibri2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67cm"/>
        </style:list-level-properties>
        <style:text-properties style:font-name="Courier New1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37cm"/>
        </style:list-level-properties>
        <style:text-properties style:font-name="Wingdings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07cm"/>
        </style:list-level-properties>
        <style:text-properties style:font-name="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77cm"/>
        </style:list-level-properties>
        <style:text-properties style:font-name="Courier New1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047cm"/>
        </style:list-level-properties>
        <style:text-properties style:font-name="Wingdings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317cm"/>
        </style:list-level-properties>
        <style:text-properties style:font-name="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87cm"/>
        </style:list-level-properties>
        <style:text-properties style:font-name="Courier New1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85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7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7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7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7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38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9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9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9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9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0.501cm" fo:margin-bottom="2.501cm" fo:margin-left="1.355cm" fo:margin-right="0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1" text:anchor-type="char" svg:x="-0.011cm" svg:y="-0.182cm" svg:width="17.002cm" svg:height="1.949cm" draw:z-index="1"><draw:image xlink:href="Pictures/10000000000008D000000102A388DD917A6A1BF0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se</meta:initial-creator>
    <meta:editing-cycles>4</meta:editing-cycles>
    <meta:creation-date>2023-07-17T00:19:00</meta:creation-date>
    <dc:date>2023-07-17T19:44:10.864000000</dc:date>
    <meta:editing-duration>PT1H32M58S</meta:editing-duration>
    <meta:generator>LibreOffice/7.5.4.2$Windows_X86_64 LibreOffice_project/36ccfdc35048b057fd9854c757a8b67ec53977b6</meta:generator>
    <meta:document-statistic meta:table-count="1" meta:image-count="1" meta:object-count="0" meta:page-count="2" meta:paragraph-count="44" meta:word-count="187" meta:character-count="1340" meta:non-whitespace-character-count="1197"/>
    <meta:user-defined meta:name="AppVersion">16.0000</meta:user-defined>
    <meta:template xlink:type="simple" xlink:actuate="onRequest" xlink:title="Normal.dotm" xlink:href=""/>
  </office:meta>
</office:document-meta>
</file>